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6.494cm" fo:margin-left="-0.191cm" table:align="left" style:writing-mode="lr-tb"/>
    </style:style>
    <style:style style:name="Tabell1.A" style:family="table-column">
      <style:table-column-properties style:column-width="2.316cm"/>
    </style:style>
    <style:style style:name="Tabell1.B" style:family="table-column">
      <style:table-column-properties style:column-width="1.723cm"/>
    </style:style>
    <style:style style:name="Tabell1.C" style:family="table-column">
      <style:table-column-properties style:column-width="7.946cm"/>
    </style:style>
    <style:style style:name="Tabell1.D" style:family="table-column">
      <style:table-column-properties style:column-width="4.507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text-properties fo:font-weight="bold" style:font-weight-asian="bold"/>
    </style:style>
    <style:style style:name="P4" style:family="paragraph" style:parent-style-name="Standard">
      <style:text-properties style:font-name-complex="Times New Roman1" style:font-size-complex="12pt"/>
    </style:style>
    <style:style style:name="P5" style:family="paragraph" style:parent-style-name="Standard">
      <style:paragraph-properties fo:margin-top="0cm" fo:margin-bottom="0.282cm" fo:text-align="start" style:justify-single-word="false"/>
      <style:text-properties fo:font-weight="bold" style:font-weight-asian="bold"/>
    </style:style>
    <style:style style:name="P6" style:family="paragraph" style:parent-style-name="Standard">
      <style:paragraph-properties fo:margin-top="0cm" fo:margin-bottom="0.282cm" fo:text-align="start" style:justify-single-word="false"/>
    </style:style>
    <style:style style:name="P7" style:family="paragraph" style:parent-style-name="Standard">
      <style:paragraph-properties fo:margin-top="0cm" fo:margin-bottom="0.282cm" fo:text-align="start" style:justify-single-word="false"/>
      <style:text-properties fo:font-size="16pt" fo:font-weight="bold" style:font-size-asian="16pt" style:font-weight-asian="bold" style:font-name-complex="F" style:font-size-complex="16pt"/>
    </style:style>
    <style:style style:name="P8" style:family="paragraph" style:parent-style-name="Standard">
      <style:paragraph-properties fo:margin-top="0cm" fo:margin-bottom="0.282cm" fo:text-align="start" style:justify-single-word="false"/>
      <style:text-properties style:letter-kerning="true" style:font-name-asian="Arial Unicode MS" style:language-asian="zh" style:country-asian="CN" style:font-name-complex="Arial Unicode MS" style:font-size-complex="12pt" style:language-complex="hi" style:country-complex="IN"/>
    </style:style>
    <style:style style:name="P9" style:family="paragraph" style:parent-style-name="Standard">
      <style:paragraph-properties fo:margin-top="0cm" fo:margin-bottom="0cm" fo:line-height="100%"/>
    </style:style>
    <style:style style:name="P10" style:family="paragraph" style:parent-style-name="Standard">
      <style:paragraph-properties fo:margin-left="4.6cm" fo:margin-right="0cm" fo:text-indent="-4.6cm" style:auto-text-indent="false"/>
    </style:style>
    <style:style style:name="P11" style:family="paragraph" style:parent-style-name="Standard">
      <style:paragraph-properties fo:margin-left="3.493cm" fo:margin-right="0cm" fo:text-indent="0cm" style:auto-text-indent="false"/>
    </style:style>
    <style:style style:name="P12" style:family="paragraph" style:parent-style-name="Heading_20_1">
      <style:paragraph-properties fo:text-align="center" style:justify-single-word="false"/>
      <style:text-properties fo:font-size="22pt" style:font-size-asian="22pt" style:font-name-complex="Calibri1" style:font-size-complex="12pt"/>
    </style:style>
    <style:style style:name="P13" style:family="paragraph" style:parent-style-name="Heading_20_1">
      <style:text-properties fo:font-size="12pt" fo:font-weight="normal" style:font-size-asian="12pt" style:font-weight-asian="normal" style:font-name-complex="Calibri1" style:font-size-complex="11pt"/>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fo:break-before="page"/>
    </style:style>
    <style:style style:name="P16" style:family="paragraph" style:parent-style-name="Heading_20_1" style:master-page-name="First_20_Page">
      <style:paragraph-properties fo:text-align="center" style:justify-single-word="false" style:page-number="auto"/>
      <style:text-properties fo:font-size="22pt" style:font-size-asian="22pt" style:font-name-complex="Calibri1" style:font-size-complex="12pt"/>
    </style:style>
    <style:style style:name="P17" style:family="paragraph" style:parent-style-name="Heading_20_2">
      <style:paragraph-properties fo:break-before="page"/>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paragraph-properties fo:margin-left="0.635cm" fo:margin-right="0cm" fo:text-indent="0cm" style:auto-text-indent="false"/>
    </style:style>
    <style:style style:name="P21"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fo:font-size="24pt" fo:font-weight="bold" style:font-size-asian="24pt" style:font-weight-asian="bold"/>
    </style:style>
    <style:style style:name="T2" style:family="text">
      <style:text-properties fo:font-weight="bold" style:font-weight-asian="bold"/>
    </style:style>
    <style:style style:name="T3" style:family="text">
      <style:text-properties fo:font-size="18pt" fo:font-weight="bold" style:font-size-asian="18pt" style:font-weight-asian="bold"/>
    </style:style>
    <style:style style:name="T4" style:family="text">
      <style:text-properties fo:font-size="16pt" fo:font-weight="bold" style:font-size-asian="16pt" style:font-weight-asian="bold" style:font-name-complex="F" style:font-size-complex="16pt"/>
    </style:style>
    <style:style style:name="T5" style:family="text">
      <style:text-properties fo:color="#00000a" style:font-name="Times New Roman" fo:font-weight="bold" style:font-weight-asian="bold" style:font-name-complex="Times New Roman1"/>
    </style:style>
    <style:style style:name="T6" style:family="text">
      <style:text-properties style:font-name-complex="Times New Roman1" style:font-size-complex="12pt"/>
    </style:style>
    <style:style style:name="T7" style:family="text">
      <style:text-properties text:display="none"/>
    </style:style>
    <style:style style:name="T8" style:family="text">
      <style:text-properties style:font-name="Calibri" fo:font-size="11pt" style:font-size-asian="11pt" style:language-asian="sv" style:country-asian="SE" style:font-name-complex="F"/>
    </style:style>
    <style:style style:name="T9" style:family="text">
      <style:text-properties fo:font-size="20pt" style:font-size-asian="20pt"/>
    </style:style>
    <style:style style:name="T10" style:family="text">
      <style:text-properties fo:color="#252525" style:font-name-complex="Times New Roman1" style:font-size-complex="12pt"/>
    </style:style>
    <style:style style:name="T11" style:family="text">
      <style:text-properties fo:color="#252525" fo:font-weight="normal" style:font-weight-asian="normal" style:font-name-complex="Times New Roman1" style:font-size-complex="12pt"/>
    </style:style>
    <style:style style:name="T12" style:family="text">
      <style:text-properties fo:font-size="11.5pt" style:font-size-asian="11.5pt" style:font-size-complex="11.5pt"/>
    </style:style>
    <style:style style:name="T13" style:family="text">
      <style:text-properties fo:font-size="14pt" fo:font-weight="bold" style:font-size-asian="14pt" style:font-weight-asian="bold" style:font-size-complex="14pt"/>
    </style:style>
    <style:style style:name="T14" style:family="text">
      <style:text-properties fo:font-size="10pt" style:font-size-asian="10pt" style:font-name-complex="Times New Roman1"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2" text:outline-level="1"/>
      <text:h text:style-name="P12" text:outline-level="1"/>
      <text:h text:style-name="P12" text:outline-level="1"/>
      <text:h text:style-name="P12" text:outline-level="1"/>
      <text:p text:style-name="P1"><text:span text:style-name="T1">HitIt</text:span></text:p>
      <text:p text:style-name="P1"><text:span text:style-name="T3">Grupp 10</text:span></text:p>
      <text:p text:style-name="P2"/>
      <text:p text:style-name="P1"><text:span text:style-name="T1">Kravdokument</text:span></text:p>
      <text:p text:style-name="P1"><text:span text:style-name="T3">V. 1.1</text:span></text:p>
      <text:p text:style-name="P1"><text:span text:style-name="T2">07/04-16</text:span></text:p>
      <text:p text:style-name="P5"/>
      <text:h text:style-name="P14" text:outline-level="1"><text:bookmark-start text:name="__RefHeading__1324_2093739307"/><text:bookmark-start text:name="_Toc446411833"/>Dokumenthistorik<text:bookmark-end text:name="__RefHeading__1324_2093739307"/><text:bookmark-end text:name="_Toc446411833"/></text:h>
      <text:p text:style-name="Standard"/>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9">Datum</text:p>
          </table:table-cell>
          <table:table-cell table:style-name="Tabell1.A1" office:value-type="string">
            <text:p text:style-name="P9">Version</text:p>
          </table:table-cell>
          <table:table-cell table:style-name="Tabell1.A1" office:value-type="string">
            <text:p text:style-name="P9">Beskrivning</text:p>
          </table:table-cell>
          <table:table-cell table:style-name="Tabell1.A1" office:value-type="string">
            <text:p text:style-name="P9">Författare</text:p>
          </table:table-cell>
        </table:table-row>
        <table:table-row table:style-name="Tabell1.1">
          <table:table-cell table:style-name="Tabell1.A1" office:value-type="string">
            <text:p text:style-name="P9">160322</text:p>
          </table:table-cell>
          <table:table-cell table:style-name="Tabell1.A1" office:value-type="string">
            <text:p text:style-name="P9">1.0</text:p>
          </table:table-cell>
          <table:table-cell table:style-name="Tabell1.A1" office:value-type="string">
            <text:p text:style-name="P9">Skapat kravdokument</text:p>
          </table:table-cell>
          <table:table-cell table:style-name="Tabell1.A1" office:value-type="string">
            <text:p text:style-name="P9">Gruppen</text:p>
          </table:table-cell>
        </table:table-row>
        <table:table-row table:style-name="Tabell1.1">
          <table:table-cell table:style-name="Tabell1.A1" office:value-type="string">
            <text:p text:style-name="P9">160411</text:p>
          </table:table-cell>
          <table:table-cell table:style-name="Tabell1.A1" office:value-type="string">
            <text:p text:style-name="P9">1.1</text:p>
          </table:table-cell>
          <table:table-cell table:style-name="Tabell1.A1" office:value-type="string">
            <text:p text:style-name="P9">Ändrat på dokumentet efter feedback</text:p>
          </table:table-cell>
          <table:table-cell table:style-name="Tabell1.A1" office:value-type="string">
            <text:p text:style-name="P9">Maximilian Törn Almö</text:p>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row table:style-name="Tabell1.1">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cell table:style-name="Tabell1.A1" office:value-type="string">
            <text:p text:style-name="P9"/>
          </table:table-cell>
        </table:table-row>
      </table:table>
      <text:p text:style-name="Standard"/>
      <text:p text:style-name="P6">[Fler rader läggs till efterhand som det behövs.]</text:p>
      <text:p text:style-name="P19"><text:span text:style-name="T5">Innehåll</text:span></text:p>
      <text:table-of-content text:style-name="Sect1" text:protected="true" text:name="Innehållsförteckning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1324_2093739307">Dokumenthistorik<text:tab/>2</text:a></text:p>
          <text:p text:style-name="P21"><text:a xlink:type="simple" xlink:href="#__RefHeading__1326_2093739307">Kravdokument<text:tab/>4</text:a></text:p>
          <text:p text:style-name="P21"><text:a xlink:type="simple" xlink:href="#__RefHeading__1328_2093739307">Syfte<text:tab/>4</text:a></text:p>
          <text:p text:style-name="P21"><text:a xlink:type="simple" xlink:href="#__RefHeading__1330_2093739307">Ordlista<text:tab/>4</text:a></text:p>
          <text:p text:style-name="P21"><text:a xlink:type="simple" xlink:href="#__RefHeading__1332_2093739307">Produktbeskrivning<text:tab/>5</text:a></text:p>
          <text:p text:style-name="P21"><text:a xlink:type="simple" xlink:href="#__RefHeading__1334_2093739307">Målgrupp<text:tab/>5</text:a></text:p>
          <text:p text:style-name="P21"><text:a xlink:type="simple" xlink:href="#__RefHeading__1336_2093739307">Intressenter<text:tab/>5</text:a></text:p>
          <text:p text:style-name="P21"><text:a xlink:type="simple" xlink:href="#__RefHeading__1338_2093739307">Funktionella krav<text:tab/>6</text:a></text:p>
          <text:p text:style-name="P18"><text:a xlink:type="simple" xlink:href="#__RefHeading__1340_2093739307">Must<text:tab/>6</text:a></text:p>
          <text:p text:style-name="P18"><text:a xlink:type="simple" xlink:href="#__RefHeading__1342_2093739307">Should<text:tab/>8</text:a></text:p>
          <text:p text:style-name="P21"><text:a xlink:type="simple" xlink:href="#__RefHeading__1344_2093739307">Kvalitativa krav<text:tab/>8</text:a></text:p>
          <text:p text:style-name="P18"><text:a xlink:type="simple" xlink:href="#__RefHeading__1346_2093739307">Icke funktionella krav<text:tab/>9</text:a></text:p>
        </text:index-body>
      </text:table-of-content>
      <text:p text:style-name="Standard"><text:a xlink:type="simple" xlink:href="#_Toc446411833"/></text:p>
      <text:p text:style-name="P7"/>
      <text:h text:style-name="P15" text:outline-level="1"><text:bookmark-start text:name="__RefHeading__1326_2093739307"/><text:bookmark-start text:name="_Toc446411834"/><text:span text:style-name="T9">Kravdokument</text:span><text:bookmark-end text:name="__RefHeading__1326_2093739307"/><text:bookmark-end text:name="_Toc446411834"/></text:h>
      <text:h text:style-name="Heading_20_1" text:outline-level="1"><text:bookmark-start text:name="__RefHeading__1328_2093739307"/><text:bookmark-start text:name="_Toc446411835"/>Syfte<text:bookmark-end text:name="__RefHeading__1328_2093739307"/><text:bookmark-end text:name="_Toc446411835"/></text:h>
      <text:p text:style-name="Standard">För att kunna implementera, kategorisera och prioritera kraven i projektet. Innehåller krav för webbprogrammet för HitIt.</text:p>
      <text:p text:style-name="Standard"/>
      <text:h text:style-name="Heading_20_1" text:outline-level="1"><text:bookmark-start text:name="__RefHeading__1330_2093739307"/><text:bookmark-start text:name="_Toc446411836"/>Ordlista<text:bookmark-end text:name="__RefHeading__1330_2093739307"/><text:bookmark-end text:name="_Toc446411836"/></text:h>
      <text:p text:style-name="Standard"><text:span text:style-name="T6">Collaborations<text:tab/>Ett ord som vi använder för musiksammarbeten.</text:span></text:p>
      <text:p text:style-name="P4"/>
      <text:p text:style-name="Standard"><text:span text:style-name="T6">ASP.NET<text:tab/><text:tab/></text:span><text:span text:style-name="T10">Används för att skapa</text:span><text:span text:style-name="apple-converted-space"><text:span text:style-name="T10"> </text:span></text:span><text:span text:style-name="T6">dynamiska webbsidor.</text:span></text:p>
      <text:p text:style-name="P4"/>
      <text:p text:style-name="P10"><text:span text:style-name="T10">Dynamisk webbsidor<text:tab/>Innehållet i en</text:span><text:span text:style-name="apple-converted-space"><text:span text:style-name="T10"> </text:span></text:span><text:span text:style-name="T11">dynamisk webbsida</text:span><text:span text:style-name="apple-converted-space"><text:span text:style-name="T10"> </text:span></text:span><text:span text:style-name="T10">kan förändras till skillnad från statiska webbsidor där innehållet hela tiden är detsamma.</text:span></text:p>
      <text:p text:style-name="Standard"><text:span text:style-name="T6"><text:tab/></text:span></text:p>
      <text:p text:style-name="P10"><text:span text:style-name="T6">HTML<text:tab/>Är ett märkspråk för hypertext och utgör tillsammans med TCP/IP och HTTP den grundläggande standarden för WWW.</text:span></text:p>
      <text:p text:style-name="P4"/>
      <text:p text:style-name="P10"><text:span text:style-name="T6">JavaScript<text:tab/>Är ett skriptspråk som är dynamiskt, svagt typat och hanterar funktioner som första-klass-objekt.</text:span></text:p>
      <text:p text:style-name="P4"/>
      <text:p text:style-name="P10"><text:span text:style-name="T6">CSS<text:tab/>Är ett språk som beskriver presentationsstilen för ett strukturerat dokument som till exempel typsnitt, textstorlek och färg.</text:span></text:p>
      <text:p text:style-name="Standard"/>
      <text:p text:style-name="Standard"/>
      <text:p text:style-name="Standard"/>
      <text:p text:style-name="P7"/>
      <text:h text:style-name="P14" text:outline-level="1"><text:bookmark-start text:name="__RefHeading__1332_2093739307"/><text:bookmark-start text:name="_Toc446411838"/>Produktbeskrivning<text:bookmark-end text:name="__RefHeading__1332_2093739307"/><text:bookmark-end text:name="_Toc446411838"/></text:h>
      <text:p text:style-name="Default"><text:span text:style-name="T12">Ett socialt nätverk på webben för musiker så att det blirlättare att mötas, spela in, arbeta och spela tillsammans. Den innovativa delen är ett sökverktyg som tillåter personer att hitta andra musiker baserat på instrument, genre, sång, erfarenhet, plats, mm.</text:span></text:p>
      <text:p text:style-name="Standard"><text:span text:style-name="T12">När man skapar sin profil ombeds man att fylla in en hel del uppgifter som sedan är sökbara av andra användare. Huvudsyftet är att lättare möta andra musiker och skapa musik tillsammansgenom att kunna dela ljudfiler mellan varandra,men också kunna göra reklam för sig själv.</text:span></text:p>
      <text:p text:style-name="Standard"/>
      <text:h text:style-name="Heading_20_1" text:outline-level="1"><text:bookmark-start text:name="__RefHeading__1334_2093739307"/><text:bookmark-start text:name="_Toc446411839"/>Målgrupp<text:bookmark-end text:name="__RefHeading__1334_2093739307"/><text:bookmark-end text:name="_Toc446411839"/></text:h>
      <text:p text:style-name="Standard"><text:span text:style-name="T12">Vår målgrupp är musiker med olika talanger över hela världen som är intresserade av att samarbeta, diskutera, skapa och spela in musik tillsammans. Mönsteranvändaren har egen inspelningsutrustning då programmet underlättaratt skicka filer men det är inget krav. Det är tänkt att åldersgränsen ska vara 16 år och äldre. I princip så går det att samarbeta över alla åldersgrupper, det är nivån på spelandet eller sångrösten som sätter större gränser. Vid 16 års ålder är man generellt mer mogen att kunna samarbeta. Användarna beslutar själva vem man väljer att samarbeta med. Musikskolor, musikpedagoger, radio/tv, orkestrar, band, klubbar, musikaffärer är lämpliga ställen att rikta sin marknadsföring emot.</text:span></text:p>
      <text:p text:style-name="Standard"/>
      <text:h text:style-name="Heading_20_1" text:outline-level="1"><text:bookmark-start text:name="__RefHeading__1336_2093739307"/><text:bookmark-start text:name="_Toc446411840"/>Intressenter<text:bookmark-end text:name="__RefHeading__1336_2093739307"/><text:bookmark-end text:name="_Toc446411840"/></text:h>
      <text:p text:style-name="Standard">Gruppen (företaget) består av 4 personer som planerar programmerar och designar. En i gruppen agerar bollplank då han är insatt i branschen som programmet riktar sig emot och är potentiell kund. Fler intressenter är vår målgrupp<text:bookmark text:name="_GoBack"/>, projektets handledare som ser över vårt projekt och även grupperna som ger oss feedback.</text:p>
      <text:p text:style-name="Standard"/>
      <text:p text:style-name="P7"/>
      <text:h text:style-name="P14" text:outline-level="1"><text:bookmark-start text:name="__RefHeading__1338_2093739307"/><text:bookmark-start text:name="_Toc446411841"/>Funktionella krav<text:bookmark-end text:name="__RefHeading__1338_2093739307"/><text:bookmark-end text:name="_Toc446411841"/></text:h>
      <text:p text:style-name="Standard">Prioriteras i nummerordning där 1 prioriteras först. Must är dom vi måste göra och should är dom vi bör implementera.</text:p>
      <text:p text:style-name="P11"/>
      <text:h text:style-name="Heading_20_2" text:outline-level="2"><text:bookmark-start text:name="__RefHeading__1340_2093739307"/><text:bookmark-start text:name="_Toc446411842"/>Must<text:bookmark-end text:name="__RefHeading__1340_2093739307"/><text:bookmark-end text:name="_Toc446411842"/></text:h>
      <text:h text:style-name="Heading_20_3" text:outline-level="3">Prioritering Must</text:h>
      <text:p text:style-name="Standard">Prioriteras först. M står för must.</text:p>
      <text:p text:style-name="Standard"/>
      <text:p text:style-name="Standard"><text:span text:style-name="T2">M01 Webbsida Must</text:span></text:p>
      <text:p text:style-name="Standard">Vi ska ha en hemsida.</text:p>
      <text:p text:style-name="Standard">Vi ska skapa en about us sida.</text:p>
      <text:p text:style-name="Standard">Man ska kunna logga in</text:p>
      <text:p text:style-name="Standard"/>
      <text:p text:style-name="Standard"><text:span text:style-name="T2">M02 Collaborations Must</text:span></text:p>
      <text:p text:style-name="Standard">Vi ska skapa en collaborations sida. </text:p>
      <text:p text:style-name="Standard">Det ska gå att söka på olika typer av Collaborations.</text:p>
      <text:p text:style-name="Standard">Det ska gå att göra förfrågningar om inbjudan samt acceptera inbjudningar.</text:p>
      <text:p text:style-name="Standard"/>
      <text:p text:style-name="Standard"><text:span text:style-name="T2">M03 Profil Must</text:span></text:p>
      <text:p text:style-name="Standard">Ska kunna skapa profil.</text:p>
      <text:p text:style-name="P20">-  Namn, kön, födelsedata, språk och geografiskt läge.</text:p>
      <text:p text:style-name="P20">-  Betyg(rating).</text:p>
      <text:p text:style-name="P20">-  Smakprov (typ video eller ljudfil där man själv spelar).</text:p>
      <text:p text:style-name="P20">-  Instrument (antal års erfarenhet), notkunskaper, sångskrivare, producenter,</text:p>
      <text:p text:style-name="P20">coverdesigners.</text:p>
      <text:p text:style-name="P20">-  Media, kommentarsfält.</text:p>
      <text:p text:style-name="P20">-  Utrusning till exempel studio, inspelningsprogram, mikrofoner, etc.</text:p>
      <text:p text:style-name="P20">-  Intresse: genre, spela in till andra, hitta en musiker för att till exempel spela in, hitta</text:p>
      <text:p text:style-name="P20">band eller bandmedlemmar.</text:p>
      <text:p text:style-name="P20">-  Kunna göra reklam för sig själv.</text:p>
      <text:p text:style-name="Standard"/>
      <text:p text:style-name="Standard"><text:span text:style-name="T2">M04 Musikfiler Must</text:span></text:p>
      <text:p text:style-name="Standard">Kunna lägga upp och ladda ner musikfiler på collaborations.</text:p>
      <text:p text:style-name="Standard"/>
      <text:p text:style-name="Standard"><text:span text:style-name="T2">M05 Mailbox Must</text:span></text:p>
      <text:p text:style-name="Standard">Kunna ta emot och skicka meddelanden (inbox).<text:line-break/></text:p>
      <text:p text:style-name="Standard"><text:span text:style-name="T2">M06 English</text:span></text:p>
      <text:p text:style-name="Standard">Sidan ska vara på Engelska</text:p>
      <text:p text:style-name="Standard"><text:s/></text:p>
      <text:p text:style-name="P4"/>
      <text:p text:style-name="P8"/>
      <text:h text:style-name="P17" text:outline-level="2"><text:bookmark-start text:name="__RefHeading__1342_2093739307"/><text:bookmark-start text:name="_Toc446411843"/>Should<text:bookmark-end text:name="__RefHeading__1342_2093739307"/><text:bookmark-end text:name="_Toc446411843"/></text:h>
      <text:h text:style-name="Heading_20_3" text:outline-level="3">Prioritering Should</text:h>
      <text:p text:style-name="Standard">Krav som bör göras. S står för should.</text:p>
      <text:p text:style-name="Standard"/>
      <text:p text:style-name="Standard"><text:span text:style-name="T2">S01 Reklam </text:span></text:p>
      <text:p text:style-name="Standard">Det bör finnas reklam på profilsidan.</text:p>
      <text:p text:style-name="Standard"/>
      <text:p text:style-name="Standard"><text:span text:style-name="T2">S02 Personlig reklam </text:span></text:p>
      <text:p text:style-name="Standard">Det bör finnas möjlighet att kunna göra reklam för sig själv</text:p>
      <text:p text:style-name="P3"/>
      <text:p text:style-name="Standard"><text:span text:style-name="T2">S03 Andra språk</text:span></text:p>
      <text:p text:style-name="Standard">Sidan bör <text:s/>kunna visas på andra språk</text:p>
      <text:h text:style-name="P13" text:outline-level="1"/>
      <text:h text:style-name="Heading_20_1" text:outline-level="1"><text:bookmark-start text:name="__RefHeading__1344_2093739307"/><text:bookmark-start text:name="_Toc446411844"/>Kvalitativa krav<text:bookmark-end text:name="__RefHeading__1344_2093739307"/><text:bookmark-end text:name="_Toc446411844"/></text:h>
      <text:p text:style-name="Standard">Prioriteringen är satt i nummerordning där 1 är viktigast. KS står för kvalitativa systemkrav. IFK står för icke funktionella krav.</text:p>
      <text:p text:style-name="Standard"/>
      <text:p text:style-name="Standard"><text:span text:style-name="T13">Systemkrav</text:span></text:p>
      <text:p text:style-name="Standard"/>
      <text:p text:style-name="Standard"><text:span text:style-name="T2">KS01 Visual Studio</text:span></text:p>
      <text:p text:style-name="Standard">Koda i Visual Studio med programmeringsspråk ASP.NET, HTML, JavaScript och CSS.</text:p>
      <text:p text:style-name="Standard"/>
      <text:p text:style-name="Standard"><text:span text:style-name="T2">KS02 Databas </text:span></text:p>
      <text:p text:style-name="Standard">Använda databas</text:p>
      <text:p text:style-name="Standard"/>
      <text:p text:style-name="Standard"><text:span text:style-name="T2">KS03 Webbläsare </text:span></text:p>
      <text:p text:style-name="Standard">Skall fungera med safari, firefox, chrome och explorer.</text:p>
      <text:p text:style-name="Standard"/>
      <text:p text:style-name="Standard"/>
      <text:h text:style-name="Heading_20_2" text:outline-level="2"><text:bookmark-start text:name="__RefHeading__1346_2093739307"/><text:bookmark-start text:name="_Toc446411845"/>Icke funktionella krav<text:bookmark-end text:name="__RefHeading__1346_2093739307"/><text:bookmark-end text:name="_Toc446411845"/></text:h>
      <text:p text:style-name="Standard"/>
      <text:p text:style-name="Standard"><text:span text:style-name="T2">IFK01 Användarvänlighet </text:span></text:p>
      <text:p text:style-name="Standard">Användarvänlig arkitektur/design.</text:p>
      <text:p text:style-name="Standard"/>
      <text:p text:style-name="Standard"><text:span text:style-name="T2">IFK02 Copyright (ej nödvändigt men kan göras)</text:span></text:p>
      <text:p text:style-name="Standard">Copyrights licenser, kunna välja vilken nivå på copyrighten är tex closed eller op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text-align="justify" style:justify-single-word="false" fo:orphans="0" fo:widows="0" fo:hyphenation-ladder-count="no-limit" style:writing-mode="lr-tb"/>
      <style:text-properties style:use-window-font-color="true" style:font-name="Times New Roman" fo:font-size="12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font-size="16pt" fo:font-weight="bold" style:font-size-asian="16pt" style:font-weight-asian="bold"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font-size="14pt" fo:font-weight="bold" style:font-size-asian="14pt" style:font-weight-asian="bold" style:font-name-complex="F"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font-weight="bold" style:font-weight-asian="bold" style:font-name-complex="F"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Default" style:family="paragraph" style:default-outline-level="">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size-asian="16pt" style:font-weight-asian="bold" style:font-name-complex="F" style:font-size-complex="16pt"/>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name-complex="F" style:font-size-complex="13pt"/>
    </style:style>
    <style:style style:name="Heading_20_3_20_Char" style:display-name="Heading 3 Char" style:family="text" style:parent-style-name="Default_20_Paragraph_20_Font">
      <style:text-properties style:font-name="Times New Roman" fo:font-size="12pt" fo:font-weight="bold" style:font-size-asian="12pt" style:font-weight-asian="bold" style:font-name-complex="F" style:font-size-complex="12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1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name-complex="Times New Roman1"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Kravdokument <text:s text:c="137"/>HitIt</text:span></text:p>
        <text:p text:style-name="Standard"><text:span text:style-name="MT1"><text:s text:c="162"/>Grupp 10</text:span></text:p>
      </style:header>
      <style:footer>
        <text:p text:style-name="Footer"><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na Allder</meta:initial-creator>
    <meta:editing-cycles>40</meta:editing-cycles>
    <meta:print-date>2016-03-22T11:10:00</meta:print-date>
    <meta:creation-date>2016-03-22T18:58:00</meta:creation-date>
    <dc:date>2016-04-26T10:14:03</dc:date>
    <meta:editing-duration>PT30S</meta:editing-duration>
    <meta:generator>OpenOffice.org/3.4.1$Unix OpenOffice.org_project/341m1$Build-9593</meta:generator>
    <meta:document-statistic meta:table-count="1" meta:image-count="0" meta:object-count="0" meta:page-count="7" meta:paragraph-count="108" meta:word-count="721" meta:character-count="5060"/>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